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52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7" manifest:media-type=""/>
  <manifest:file-entry manifest:full-path="ObjectReplacements/Object 3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29" manifest:media-type="application/x-openoffice-gdimetafile;windows_formatname=&quot;GDIMetaFile&quot;"/>
  <manifest:file-entry manifest:full-path="ObjectReplacements/Object 9" manifest:media-type=""/>
  <manifest:file-entry manifest:full-path="ObjectReplacements/Object 31" manifest:media-type="application/x-openoffice-gdimetafile;windows_formatname=&quot;GDIMetaFile&quot;"/>
  <manifest:file-entry manifest:full-path="ObjectReplacements/Object 6" manifest:media-type="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9f9f9" draw:textarea-horizontal-align="justify" draw:textarea-vertical-align="middle" draw:auto-grow-height="false" fo:min-height="5.204cm" fo:min-width="8.826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3465a4" draw:fill-color="#b2b2b2" draw:opacity="90%" draw:textarea-vertical-align="middle" draw:auto-grow-height="false" fo:min-height="3.356cm" fo:min-width="3.105cm"/>
    </style:style>
    <style:style style:name="gr3" style:family="graphic" style:parent-style-name="standard">
      <style:graphic-properties draw:stroke="solid" draw:stroke-dash="Ultrafine_20_Dashed" svg:stroke-width="0.053cm" svg:stroke-color="#0066b3" draw:marker-start-width="0.279cm" draw:marker-end-width="0.279cm" draw:fill="none" draw:textarea-horizontal-align="justify" draw:textarea-vertical-align="middle" draw:auto-grow-height="false" fo:min-height="1.315cm" fo:min-width="4.3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3465a4" draw:fill-color="#b2b2b2" draw:opacity="90%" draw:textarea-vertical-align="middle" draw:auto-grow-height="false" fo:min-height="3.362cm" fo:min-width="3.111cm"/>
    </style:style>
    <style:style style:name="gr5" style:family="graphic" style:parent-style-name="standard">
      <style:graphic-properties draw:stroke="solid" draw:stroke-dash="Ultrafine_20_Dashed" svg:stroke-width="0.053cm" svg:stroke-color="#ed1c24" draw:marker-start-width="0.279cm" draw:marker-end-width="0.279cm" draw:fill="none" draw:fill-color="#729fcf" draw:opacity="50%" draw:textarea-horizontal-align="justify" draw:textarea-vertical-align="middle" draw:auto-grow-height="false" fo:min-height="2.252cm" fo:min-width="2.003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3cm" svg:stroke-color="#000000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f9f9f9" draw:textarea-horizontal-align="justify" draw:textarea-vertical-align="middle" draw:auto-grow-height="false" fo:min-height="5.116cm" fo:min-width="9.18cm" fo:padding-top="0.165cm" fo:padding-bottom="0.165cm" fo:padding-left="0.29cm" fo:padding-right="0.29cm"/>
    </style:style>
    <style:style style:name="gr11" style:family="graphic" style:parent-style-name="standard">
      <style:graphic-properties svg:stroke-width="0.053cm" svg:stroke-color="#ed1c24" draw:marker-start-width="0.279cm" draw:marker-end-width="0.279cm" draw:fill-color="#b2b2b2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draw:stroke-dash="Ultrafine_20_Dashed" svg:stroke-width="0.053cm" svg:stroke-color="#0066b3" draw:marker-start-width="0.279cm" draw:marker-end-width="0.279cm" draw:fill="none" draw:textarea-horizontal-align="justify" draw:textarea-vertical-align="middle" draw:auto-grow-height="false" fo:min-height="1.289cm" fo:min-width="4.203cm" fo:padding-top="0.151cm" fo:padding-bottom="0.151cm" fo:padding-left="0.276cm" fo:padding-right="0.276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f9f9f9" draw:textarea-horizontal-align="justify" draw:textarea-vertical-align="middle" draw:auto-grow-height="false" fo:min-height="6.672cm" fo:min-width="8.048cm" fo:padding-top="0.165cm" fo:padding-bottom="0.165cm" fo:padding-left="0.29cm" fo:padding-right="0.29cm"/>
    </style:style>
    <style:style style:name="gr14" style:family="graphic" style:parent-style-name="standard">
      <style:graphic-properties svg:stroke-width="0.028cm" svg:stroke-color="#ed1c24" draw:marker-start-width="0.242cm" draw:marker-end-width="0.242cm" draw:fill="solid" draw:fill-color="#dddddd" draw:opacity="70%" draw:textarea-horizontal-align="justify" draw:textarea-vertical-align="middle" draw:auto-grow-height="false" fo:min-height="1.145cm" fo:min-width="3.79cm" fo:padding-top="0.139cm" fo:padding-bottom="0.139cm" fo:padding-left="0.264cm" fo:padding-right="0.264cm" draw:shadow="hidden"/>
    </style:style>
    <style:style style:name="gr15" style:family="graphic" style:parent-style-name="standard">
      <style:graphic-properties svg:stroke-width="0.028cm" svg:stroke-color="#ed1c24" draw:marker-start-width="0.242cm" draw:marker-end-width="0.242cm" draw:fill="solid" draw:fill-color="#ffffff" draw:opacity="100%" draw:textarea-horizontal-align="justify" draw:textarea-vertical-align="middle" draw:auto-grow-height="false" fo:min-height="1.145cm" fo:min-width="3.79cm" fo:padding-top="0.139cm" fo:padding-bottom="0.139cm" fo:padding-left="0.264cm" fo:padding-right="0.264cm" draw:shadow="hidden"/>
    </style:style>
    <style:style style:name="gr16" style:family="graphic" style:parent-style-name="standard">
      <style:graphic-properties draw:stroke="solid" draw:stroke-dash="Ultrafine_20_Dashed" svg:stroke-width="0.053cm" svg:stroke-color="#0066b3" draw:marker-start-width="0.279cm" draw:marker-end-width="0.279cm" draw:fill="none" draw:textarea-horizontal-align="justify" draw:textarea-vertical-align="middle" draw:auto-grow-height="false" fo:min-height="1.145cm" fo:min-width="3.79cm" fo:padding-top="0.151cm" fo:padding-bottom="0.151cm" fo:padding-left="0.276cm" fo:padding-right="0.276cm" draw:shadow="hidden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b2b2b2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f9f9f9" draw:textarea-horizontal-align="justify" draw:textarea-vertical-align="middle" draw:auto-grow-height="false" fo:min-height="4.62cm" fo:min-width="7.836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f9f9f9" draw:textarea-horizontal-align="justify" draw:textarea-vertical-align="middle" draw:auto-grow-height="false" fo:min-height="5.682cm" fo:min-width="6.562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solid" draw:fill-color="#f9f9f9" draw:textarea-horizontal-align="justify" draw:textarea-vertical-align="middle" draw:auto-grow-height="false" fo:min-height="4.62cm" fo:min-width="8.33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solid" draw:fill-color="#f9f9f9" draw:textarea-horizontal-align="justify" draw:textarea-vertical-align="middle" draw:auto-grow-height="false" fo:min-height="5.328cm" fo:min-width="4.37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3465a4" draw:fill-color="#b2b2b2" draw:opacity="90%" draw:textarea-vertical-align="middle" draw:auto-grow-height="false" fo:min-height="2.976cm" fo:min-width="2.726cm"/>
    </style:style>
    <style:style style:name="gr24" style:family="graphic" style:parent-style-name="standard">
      <style:graphic-properties draw:stroke="solid" draw:stroke-dash="Ultrafine_20_Dashed" svg:stroke-width="0.053cm" svg:stroke-color="#0066b3" draw:marker-start-width="0.279cm" draw:marker-end-width="0.279cm" draw:fill="none" draw:textarea-horizontal-align="justify" draw:textarea-vertical-align="middle" draw:auto-grow-height="false" fo:min-height="1.145cm" fo:min-width="3.79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3465a4" draw:fill-color="#b2b2b2" draw:opacity="90%" draw:textarea-vertical-align="middle" draw:auto-grow-height="false" fo:min-height="2.981cm" fo:min-width="2.731cm"/>
    </style:style>
    <style:style style:name="gr26" style:family="graphic" style:parent-style-name="standard">
      <style:graphic-properties draw:stroke="solid" draw:stroke-dash="Ultrafine_20_Dashed" svg:stroke-width="0.053cm" svg:stroke-color="#ed1c24" draw:marker-start-width="0.279cm" draw:marker-end-width="0.279cm" draw:fill="none" draw:fill-color="#729fcf" draw:opacity="50%" draw:textarea-horizontal-align="justify" draw:textarea-vertical-align="middle" draw:auto-grow-height="false" fo:min-height="1.983cm" fo:min-width="1.733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5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1" style:family="paragraph">
      <loext:graphic-properties draw:fill="solid" draw:fill-color="#f9f9f9"/>
      <style:paragraph-properties fo:text-align="center"/>
    </style:style>
    <style:style style:name="P2" style:family="paragraph">
      <loext:graphic-properties draw:fill-color="#b2b2b2" draw:opacity="9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 draw:opacity="5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solid" draw:fill-color="#dddddd" draw:opacity="70%"/>
      <style:paragraph-properties fo:text-align="center"/>
    </style:style>
    <style:style style:name="P8" style:family="paragraph">
      <loext:graphic-properties draw:fill="solid" draw:fill-color="#ffffff" draw:opacity="10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xml:id="id5" draw:id="id5" draw:layer="layout" svg:width="13.3cm" svg:height="7.824cm" svg:x="1.2cm" svg:y="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3.605cm" svg:height="3.606cm" draw:transform="skewX (-0.000349065850398866) rotate (3.1396727914126) translate (11.253cm 14.695cm)">
              <text:p/>
              <draw:enhanced-geometry draw:mirror-horizontal="false" draw:mirror-vertical="false" draw:glue-point-type="segments" draw:type="mso-spt100" draw:modifiers="0.653387373383393 -179.615866955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3" draw:layer="layout" svg:width="6.86cm" svg:height="2.285cm" svg:x="2.653cm" svg:y="11.7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3.611cm" svg:height="3.612cm" svg:x="7.648cm" svg:y="11.083cm">
              <text:p/>
              <draw:enhanced-geometry draw:mirror-horizontal="false" draw:mirror-vertical="false" draw:glue-point-type="segments" draw:type="mso-spt100" draw:modifiers="0.653387373383393 -179.615866955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5" draw:text-style-name="P4" draw:layer="layout" svg:width="3.611cm" svg:height="3.612cm" svg:x="7.648cm" svg:y="11.0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3" draw:layer="layout" svg:x1="9.471cm" svg:y1="12.87cm" svg:x2="11.93cm" svg:y2="11.082cm">
              <text:p/>
            </draw:line>
            <draw:line draw:style-name="gr7" draw:text-style-name="P3" draw:layer="layout" svg:x1="6.006cm" svg:y1="12.871cm" svg:x2="12.153cm" svg:y2="12.871cm">
              <text:p/>
            </draw:line>
            <draw:path draw:style-name="gr8" draw:text-style-name="P3" draw:layer="layout" svg:width="0.448cm" svg:height="1.412cm" svg:x="11.48cm" svg:y="11.475cm" svg:viewBox="0 0 449 1413" svg:d="M0 0c64 84 113 159 164 250 196 348 285 689 285 1090 0 26-1 47-2 73">
              <text:p/>
            </draw:path>
            <draw:line draw:style-name="gr7" draw:text-style-name="P3" draw:layer="layout" svg:x1="6.006cm" svg:y1="12.871cm" svg:x2="9.359cm" svg:y2="15.553cm">
              <text:p/>
            </draw:line>
            <draw:path draw:style-name="gr8" draw:text-style-name="P3" draw:layer="layout" svg:width="2.905cm" svg:height="2.346cm" draw:transform="rotate (-3.14159265358979) translate (11.8176470588235cm 15.2175172182988cm)" svg:viewBox="0 0 2906 2347" svg:d="M2906 0c-411 139-729 263-1064 416-1265 578-1842 1143-1842 1810 0 43 2 79 8 121">
              <text:p/>
            </draw:path>
            <draw:frame draw:style-name="gr9" draw:text-style-name="P5" draw:layer="layout" svg:width="1.081cm" svg:height="0.805cm" svg:x="11.706cm" svg:y="11.699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frame draw:style-name="gr9" draw:text-style-name="P5" draw:layer="layout" svg:width="1.072cm" svg:height="0.999cm" svg:x="11.524cm" svg:y="13.883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9" draw:text-style-name="P5" draw:layer="layout" svg:width="1.039cm" svg:height="1.142cm" svg:x="11.82cm" svg:y="10.311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  <draw:frame draw:style-name="gr9" draw:text-style-name="P5" draw:layer="layout" svg:width="4.459cm" svg:height="1.681cm" svg:x="5.671cm" svg:y="8.954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xml:id="id6" draw:id="id6">
          <draw:custom-shape draw:style-name="gr10" draw:text-style-name="P1" xml:id="id1" draw:id="id1" draw:layer="layout" svg:width="13.8cm" svg:height="7.7cm" svg:x="11.5cm" svg:y="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4.4cm" svg:height="1.841cm" svg:x="15.224cm" svg:y="6.529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g>
            <draw:g>
              <draw:path draw:style-name="gr11" draw:text-style-name="P6" draw:layer="layout" svg:width="0.804cm" svg:height="1.869cm" svg:x="18.723cm" svg:y="1.88cm" svg:viewBox="0 0 805 1870" svg:d="M103 1209c-74 396-246 573 140 661 386 0 562-351 562-969 0-396-183-643-562-880-280-177-74 835-140 1188z">
                <text:p/>
              </draw:path>
              <draw:line draw:style-name="gr6" draw:text-style-name="P3" draw:layer="layout" svg:x1="18.666cm" svg:y1="2.951cm" svg:x2="19.857cm" svg:y2="1.88cm">
                <text:p/>
              </draw:line>
              <draw:line draw:style-name="gr6" draw:text-style-name="P3" draw:layer="layout" svg:x1="18.658cm" svg:y1="2.958cm" svg:x2="18.612cm" svg:y2="1.664cm">
                <text:p/>
              </draw:line>
              <draw:frame draw:style-name="gr9" draw:text-style-name="P5" draw:layer="layout" svg:width="0.641cm" svg:height="0.615cm" svg:x="19.747cm" svg:y="1.77cm">
                <draw:object xlink:href="./Object 10" xlink:type="simple" xlink:show="embed" xlink:actuate="onLoad">
                  <loext:p/>
                </draw:object>
                <draw:image xlink:href="./ObjectReplacements/Object 10" xlink:type="simple" xlink:show="embed" xlink:actuate="onLoad"/>
              </draw:frame>
              <draw:frame draw:style-name="gr9" draw:text-style-name="P5" draw:layer="layout" svg:width="0.641cm" svg:height="0.615cm" svg:x="17.962cm" svg:y="1.235cm">
                <draw:object xlink:href="./Object 12" xlink:type="simple" xlink:show="embed" xlink:actuate="onLoad">
                  <loext:p/>
                </draw:object>
                <draw:image xlink:href="./ObjectReplacements/Object 12" xlink:type="simple" xlink:show="embed" xlink:actuate="onLoad"/>
              </draw:frame>
            </draw:g>
            <draw:custom-shape draw:style-name="gr12" draw:text-style-name="P3" draw:layer="layout" svg:width="6.723cm" svg:height="2.249cm" svg:x="14.046cm" svg:y="2.9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3" draw:layer="layout" svg:x1="17.332cm" svg:y1="4.08cm" svg:x2="23.356cm" svg:y2="4.08cm">
              <text:p/>
            </draw:line>
            <draw:line draw:style-name="gr7" draw:text-style-name="P3" draw:layer="layout" svg:x1="17.332cm" svg:y1="4.08cm" svg:x2="20.618cm" svg:y2="6.72cm">
              <text:p/>
            </draw:line>
            <draw:path draw:style-name="gr8" draw:text-style-name="P3" draw:layer="layout" svg:width="2.847cm" svg:height="2.309cm" draw:transform="rotate (-3.14159265358979) translate (23.027380952381cm 6.38987220958879cm)" svg:viewBox="0 0 2848 2310" svg:d="M2848 0c-403 136-714 258-1043 409-1240 569-1805 1125-1805 1782 0 42 2 77 8 119">
              <text:p/>
            </draw:path>
            <draw:frame draw:style-name="gr9" draw:text-style-name="P5" draw:layer="layout" svg:width="2.782cm" svg:height="1.265cm" svg:x="21.094cm" svg:y="5.62cm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  <draw:g>
              <draw:path draw:style-name="gr11" draw:text-style-name="P6" draw:layer="layout" svg:width="1.223cm" svg:height="2.276cm" svg:x="20.795cm" svg:y="2.793cm" svg:viewBox="0 0 1224 2277" svg:d="M157 1472c-114 481-375 697 213 805 587 0 854-428 854-1180 0-483-278-783-854-1072-427-215-112 1016-213 1447z">
                <text:p/>
              </draw:path>
              <draw:line draw:style-name="gr6" draw:text-style-name="P3" draw:layer="layout" svg:x1="20.738cm" svg:y1="4.051cm" svg:x2="22.447cm" svg:y2="4.051cm">
                <text:p/>
              </draw:line>
              <draw:line draw:style-name="gr6" draw:text-style-name="P3" draw:layer="layout" svg:x1="20.731cm" svg:y1="4.058cm" svg:x2="20.685cm" svg:y2="2.764cm">
                <text:p/>
              </draw:line>
              <draw:frame draw:style-name="gr9" draw:text-style-name="P5" draw:layer="layout" svg:width="0.641cm" svg:height="0.615cm" svg:x="22.047cm" svg:y="3.985cm">
                <draw:object xlink:href="./Object 14" xlink:type="simple" xlink:show="embed" xlink:actuate="onLoad">
                  <loext:p/>
                </draw:object>
                <draw:image xlink:href="./ObjectReplacements/Object 14" xlink:type="simple" xlink:show="embed" xlink:actuate="onLoad"/>
              </draw:frame>
              <draw:frame draw:style-name="gr9" draw:text-style-name="P5" draw:layer="layout" svg:width="0.641cm" svg:height="0.615cm" svg:x="20.034cm" svg:y="2.335cm">
                <draw:object xlink:href="./Object 15" xlink:type="simple" xlink:show="embed" xlink:actuate="onLoad">
                  <loext:p/>
                </draw:object>
                <draw:image xlink:href="./ObjectReplacements/Object 15" xlink:type="simple" xlink:show="embed" xlink:actuate="onLoad"/>
              </draw:frame>
            </draw:g>
            <draw:g>
              <draw:path draw:style-name="gr11" draw:text-style-name="P6" draw:layer="layout" svg:width="0.651cm" svg:height="1.539cm" draw:transform="skewX (0.00261799387799142) rotate (0.335103216382911) translate (13.2689491120452cm 3.69715294493118cm)" svg:viewBox="0 0 652 1540" svg:d="M569 995c60 326 198 472-114 545-313 0-455-289-455-797 0-327 148-530 455-726 228-145 60 688 114 978z">
                <text:p/>
              </draw:path>
              <draw:line draw:style-name="gr6" draw:text-style-name="P3" draw:layer="layout" svg:x1="14.058cm" svg:y1="4.051cm" svg:x2="12.806cm" svg:y2="4.08cm">
                <text:p/>
              </draw:line>
              <draw:line draw:style-name="gr6" draw:text-style-name="P3" draw:layer="layout" svg:x1="14.05cm" svg:y1="4.058cm" svg:x2="14.004cm" svg:y2="2.764cm">
                <text:p/>
              </draw:line>
              <draw:frame draw:style-name="gr9" draw:text-style-name="P5" draw:layer="layout" svg:width="0.641cm" svg:height="0.615cm" svg:x="12.376cm" svg:y="4.125cm">
                <draw:object xlink:href="./Object 16" xlink:type="simple" xlink:show="embed" xlink:actuate="onLoad">
                  <loext:p/>
                </draw:object>
                <draw:image xlink:href="./ObjectReplacements/Object 16" xlink:type="simple" xlink:show="embed" xlink:actuate="onLoad"/>
              </draw:frame>
              <draw:frame draw:style-name="gr9" draw:text-style-name="P5" draw:layer="layout" svg:width="0.641cm" svg:height="0.615cm" svg:x="13.353cm" svg:y="2.335cm">
                <draw:object xlink:href="./Object 17" xlink:type="simple" xlink:show="embed" xlink:actuate="onLoad">
                  <loext:p/>
                </draw:object>
                <draw:image xlink:href="./ObjectReplacements/Object 17" xlink:type="simple" xlink:show="embed" xlink:actuate="onLoad"/>
              </draw:frame>
            </draw:g>
            <draw:g>
              <draw:path draw:style-name="gr11" draw:text-style-name="P6" draw:layer="layout" svg:width="0.76cm" svg:height="1.303cm" draw:transform="skewX (0.00314159265358987) rotate (0.441219234904167) translate (15.4129239504276cm 4.85450489557307cm)" svg:viewBox="0 0 761 1304" svg:d="M664 843c70 276 232 399-133 461-365 0-531-246-531-675 0-277 173-449 532-615 265-123 70 583 132 829z">
                <text:p/>
              </draw:path>
              <draw:line draw:style-name="gr6" draw:text-style-name="P3" draw:layer="layout" svg:x1="16.357cm" svg:y1="5.136cm" svg:x2="15.215cm" svg:y2="6.17cm">
                <text:p/>
              </draw:line>
              <draw:line draw:style-name="gr6" draw:text-style-name="P3" draw:layer="layout" svg:x1="16.35cm" svg:y1="5.143cm" svg:x2="16.304cm" svg:y2="3.849cm">
                <text:p/>
              </draw:line>
              <draw:frame draw:style-name="gr9" draw:text-style-name="P5" draw:layer="layout" svg:width="0.641cm" svg:height="0.615cm" svg:x="15.459cm" svg:y="6.06cm">
                <draw:object xlink:href="./Object 18" xlink:type="simple" xlink:show="embed" xlink:actuate="onLoad">
                  <loext:p/>
                </draw:object>
                <draw:image xlink:href="./ObjectReplacements/Object 18" xlink:type="simple" xlink:show="embed" xlink:actuate="onLoad"/>
              </draw:frame>
              <draw:frame draw:style-name="gr9" draw:text-style-name="P5" draw:layer="layout" svg:width="0.641cm" svg:height="0.615cm" svg:x="15.653cm" svg:y="3.42cm">
                <draw:object xlink:href="./Object 19" xlink:type="simple" xlink:show="embed" xlink:actuate="onLoad">
                  <loext:p/>
                </draw:object>
                <draw:image xlink:href="./ObjectReplacements/Object 19" xlink:type="simple" xlink:show="embed" xlink:actuate="onLoad"/>
              </draw:frame>
            </draw:g>
          </draw:g>
        </draw:g>
        <draw:g xml:id="id4" draw:id="id4">
          <draw:custom-shape draw:style-name="gr13" draw:text-style-name="P1" xml:id="id2" draw:id="id2" draw:layer="layout" svg:width="12.2cm" svg:height="9.9cm" svg:x="22.2cm" svg:y="7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4" draw:text-style-name="P7" draw:layer="layout" svg:width="9.695cm" svg:height="5.503cm" draw:transform="skewX (0.0111701072127637) rotate (-0.150970980297509) translate (23.3587419365417cm 8.56781058534084cm)" svg:viewBox="0 0 9696 5504" svg:d="M3782 259c1810 1282 5793 116 5793 2447s-2365 2798-4465 2798-4103-582-4948-1631 1810-4896 3620-3614zM2213 671zM9696 3056z">
              <text:p/>
            </draw:path>
            <draw:path draw:style-name="gr15" draw:text-style-name="P8" draw:layer="layout" svg:width="8.411cm" svg:height="3.506cm" draw:transform="skewX (0.0111701072127637) rotate (-0.150796447372311) translate (24.4475030619073cm 9.41279344372832cm)" svg:viewBox="0 0 8412 3507" svg:d="M3416 2152c1327 1049 2172 0 2776 583 603 583-725 933-1932 699-1206-233-3258 466-4103-583s1931-1748 3259-699zM1003 0zM8412 2386z">
              <text:p/>
            </draw:path>
            <draw:g>
              <draw:path draw:style-name="gr11" draw:text-style-name="P6" draw:layer="layout" svg:width="0.874cm" svg:height="2.588cm" draw:transform="skewX (-0.012915436464758) rotate (0.168424272817453) translate (28.3505167560857cm 10.2590695054181cm)" svg:viewBox="0 0 875 2589" svg:d="M112 1675c-81 546-268 792 152 914 420 0 611-485 611-1341 0-549-198-890-610-1220-306-243-81 1157-153 1647z">
                <text:p/>
              </draw:path>
            </draw:g>
            <draw:g>
              <draw:path draw:style-name="gr11" draw:text-style-name="P6" draw:layer="layout" svg:width="1.326cm" svg:height="2.451cm" draw:transform="skewX (0.036651914291881) rotate (-0.739321471144798) translate (31.8993716321118cm 11.7281516895633cm)" svg:viewBox="0 0 1327 2452" svg:d="M170 1586c-124 517-406 749 232 866 636 0 925-461 925-1270 0-520-301-843-925-1155-463-231-123 1094-232 1559z">
                <text:p/>
              </draw:path>
            </draw:g>
            <draw:g>
              <draw:path draw:style-name="gr11" draw:text-style-name="P6" draw:layer="layout" svg:width="1.058cm" svg:height="1.849cm" draw:transform="skewX (-0.188321026290188) rotate (-0.228812664936457) translate (23.121359338392cm 10.3789920402844cm)" svg:viewBox="0 0 1059 1850" svg:d="M924 1197c98 391 323 567-185 653-508 0-739-347-739-958 0-393 240-636 741-872 368-174 96 828 183 1177z">
                <text:p/>
              </draw:path>
            </draw:g>
            <draw:line draw:style-name="gr6" draw:text-style-name="P3" draw:layer="layout" svg:x1="27.264cm" svg:y1="12.607cm" svg:x2="31.478cm" svg:y2="15.252cm">
              <text:p/>
            </draw:line>
            <draw:line draw:style-name="gr6" draw:text-style-name="P3" draw:layer="layout" svg:x1="27.252cm" svg:y1="12.59cm" svg:x2="32.295cm" svg:y2="11.014cm">
              <text:p/>
            </draw:line>
            <draw:line draw:style-name="gr6" draw:text-style-name="P3" draw:layer="layout" svg:x1="27.252cm" svg:y1="12.59cm" svg:x2="27.308cm" svg:y2="8.604cm">
              <text:p/>
            </draw:line>
            <draw:frame draw:style-name="gr9" draw:text-style-name="P5" draw:layer="layout" svg:width="1.127cm" svg:height="1.191cm" draw:transform="skewX (0.011693705988362) rotate (-0.15062191444711) translate (31.478cm 14.898cm)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draw:style-name="gr9" draw:text-style-name="P5" draw:layer="layout" svg:width="1.053cm" svg:height="1.192cm" draw:transform="skewX (0.0108210413623648) rotate (-0.151494579073107) translate (27.188cm 7.616cm)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draw:style-name="gr9" draw:text-style-name="P5" draw:layer="layout" svg:width="1.208cm" svg:height="1.191cm" draw:transform="skewX (0.011693705988362) rotate (-0.150447381521911) translate (32.31cm 10.164cm)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  <draw:path draw:style-name="gr16" draw:text-style-name="P3" draw:layer="layout" svg:width="7.431cm" svg:height="3.549cm" draw:transform="skewX (0.0113446401379631) rotate (-0.150796447372311) translate (23.8281459498481cm 10.1448320876508cm)" svg:viewBox="0 0 7432 3550" svg:d="M3909 403c1811 1282 3448-93 3448 583s583 2564-1517 2564-4103-233-4948-1282c-845-1050 1207-3148 3017-1865zM0 116zM7409 2501z">
              <text:p/>
            </draw:path>
            <draw:g>
              <draw:path draw:style-name="gr17" draw:text-style-name="P6" draw:layer="layout" svg:width="0.836cm" svg:height="1.382cm" draw:transform="skewX (0.0141371669411541) rotate (-0.192858882345374) translate (25.8374723900906cm 12.9970893977229cm)" svg:viewBox="0 0 837 1383" svg:d="M731 895c77 292 255 423-147 488-401 0-585-260-584-717 0-293 191-475 586-651 292-130 76 618 145 880z">
                <text:p/>
              </draw:path>
            </draw:g>
          </draw:g>
          <draw:frame draw:style-name="gr9" draw:text-style-name="P5" draw:layer="layout" svg:width="1.808cm" svg:height="1.086cm" svg:x="28.924cm" svg:y="8.555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connector draw:style-name="gr18" draw:text-style-name="P3" draw:layer="layout" draw:type="curve" svg:x1="25.3cm" svg:y1="4.85cm" svg:x2="28.3cm" svg:y2="7.5cm" draw:start-shape="id1" draw:start-glue-point="10" draw:end-shape="id2" draw:end-glue-point="4" svg:d="M25300 4850c2000 0 3000 883 3000 2650" svg:viewBox="0 0 3001 2651">
          <text:p/>
        </draw:connector>
        <draw:connector draw:style-name="gr18" draw:text-style-name="P3" draw:layer="layout" draw:type="curve" draw:line-skew="1.272cm" svg:x1="7.85cm" svg:y1="16.224cm" svg:x2="28.3cm" svg:y2="17.4cm" draw:start-shape="id3" draw:start-glue-point="2" draw:end-shape="id4" svg:d="M7850 16224c0 4485 20450 3897 20450 1176" svg:viewBox="0 0 20451 3296">
          <text:p/>
        </draw:connector>
        <draw:connector draw:style-name="gr18" draw:text-style-name="P3" draw:layer="layout" draw:type="curve" svg:x1="7.85cm" svg:y1="8.4cm" svg:x2="11.5cm" svg:y2="4.85cm" draw:start-shape="id5" draw:start-glue-point="4" draw:end-shape="id6" draw:end-glue-point="3" svg:d="M7850 8400c0-2367 1216-3550 3650-3550" svg:viewBox="0 0 3651 3551">
          <text:p/>
        </draw:connector>
        <draw:frame draw:style-name="gr9" draw:text-style-name="P5" draw:layer="layout" svg:width="6.114cm" svg:height="1.944cm" svg:x="15.586cm" svg:y="1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5" draw:layer="layout" svg:width="2.069cm" svg:height="1.945cm" svg:x="7.5cm" svg:y="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5" draw:layer="layout" svg:width="1.643cm" svg:height="1.831cm" svg:x="28.2cm" svg:y="3.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</draw:page>
      <draw:page draw:name="page2" draw:style-name="dp1" draw:master-page-name="Default">
        <draw:custom-shape draw:style-name="gr19" draw:text-style-name="P1" xml:id="id7" draw:id="id7" draw:layer="layout" svg:width="11.9cm" svg:height="7cm" svg:x="11.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0" draw:id="id10" draw:layer="layout" svg:width="10.1cm" svg:height="8.5cm" svg:x="24.8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9" draw:id="id9" draw:layer="layout" svg:width="12.6cm" svg:height="7cm" svg:x="10.9cm" svg:y="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8" draw:id="id8" draw:layer="layout" svg:width="7cm" svg:height="8cm" svg:x="0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2" draw:layer="layout" svg:width="3.226cm" svg:height="3.226cm" draw:transform="skewX (-0.000349065850398866) rotate (3.1398473243378) translate (20.195cm 19.432cm)">
            <text:p/>
            <draw:enhanced-geometry draw:mirror-horizontal="false" draw:mirror-vertical="false" draw:glue-point-type="segments" draw:type="mso-spt100" draw:modifiers="0.653387373383393 -179.615866955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4" draw:text-style-name="P3" draw:layer="layout" svg:width="6.138cm" svg:height="2.045cm" svg:x="12.5cm" svg:y="16.7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3.231cm" svg:height="3.231cm" svg:x="16.969cm" svg:y="16.201cm">
            <text:p/>
            <draw:enhanced-geometry draw:mirror-horizontal="false" draw:mirror-vertical="false" draw:glue-point-type="segments" draw:type="mso-spt100" draw:modifiers="0.653387373383393 -179.615866955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6" draw:text-style-name="P4" draw:layer="layout" svg:width="3.231cm" svg:height="3.231cm" svg:x="16.969cm" svg:y="16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8.6cm" svg:y1="17.8cm" svg:x2="20.8cm" svg:y2="16.2cm">
            <text:p/>
          </draw:line>
          <draw:line draw:style-name="gr7" draw:text-style-name="P3" draw:layer="layout" svg:x1="15.5cm" svg:y1="17.8cm" svg:x2="21cm" svg:y2="17.8cm">
            <text:p/>
          </draw:line>
          <draw:path draw:style-name="gr8" draw:text-style-name="P3" draw:layer="layout" svg:width="0.401cm" svg:height="1.263cm" svg:x="20.398cm" svg:y="16.551cm" svg:viewBox="0 0 402 1264" svg:d="M0 0c57 75 101 142 147 224 175 311 255 616 255 975 0 23-1 42-2 65">
            <text:p/>
          </draw:path>
          <draw:line draw:style-name="gr7" draw:text-style-name="P3" draw:layer="layout" svg:x1="15.5cm" svg:y1="17.8cm" svg:x2="18.5cm" svg:y2="20.2cm">
            <text:p/>
          </draw:line>
          <draw:path draw:style-name="gr8" draw:text-style-name="P3" draw:layer="layout" svg:width="2.599cm" svg:height="2.099cm" draw:transform="rotate (-3.14159265358979) translate (20.7cm 19.8998838268989cm)" svg:viewBox="0 0 2600 2100" svg:d="M2600 0c-368 124-652 235-952 372-1132 517-1648 1023-1648 1620 0 38 2 70 7 108">
            <text:p/>
          </draw:path>
          <draw:frame draw:style-name="gr9" draw:text-style-name="P5" draw:layer="layout" svg:width="0.967cm" svg:height="0.72cm" svg:x="20.6cm" svg:y="16.752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style-name="gr9" draw:text-style-name="P5" draw:layer="layout" svg:width="0.959cm" svg:height="0.894cm" svg:x="20.437cm" svg:y="18.706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9" draw:text-style-name="P5" draw:layer="layout" svg:width="0.93cm" svg:height="1.022cm" svg:x="20.702cm" svg:y="15.51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g>
          <draw:path draw:style-name="gr11" draw:text-style-name="P6" draw:layer="layout" svg:width="2.291cm" svg:height="4.245cm" svg:x="2.508cm" svg:y="7.254cm" svg:viewBox="0 0 2292 4246" svg:d="M292 2746c-211 897-700 1300 400 1500 1100 0 1600-797 1600-2200 0-900-520-1460-1600-2000-800-400-210 1897-400 2700z">
            <text:p/>
          </draw:path>
          <draw:line draw:style-name="gr6" draw:text-style-name="P3" draw:layer="layout" svg:x1="2.4cm" svg:y1="9.6cm" svg:x2="5.6cm" svg:y2="9.6cm">
            <text:p/>
          </draw:line>
          <draw:line draw:style-name="gr6" draw:text-style-name="P3" draw:layer="layout" svg:x1="2.387cm" svg:y1="9.613cm" svg:x2="2.3cm" svg:y2="7.2cm">
            <text:p/>
          </draw:line>
          <draw:frame draw:style-name="gr9" draw:text-style-name="P5" draw:layer="layout" svg:width="1.2cm" svg:height="1.147cm" svg:x="4.852cm" svg:y="9.47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style-name="gr9" draw:text-style-name="P5" draw:layer="layout" svg:width="1.201cm" svg:height="1.147cm" svg:x="1.081cm" svg:y="6.4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draw:g>
        <draw:frame draw:style-name="gr9" draw:text-style-name="P5" draw:layer="layout" svg:width="1.946cm" svg:height="1.305cm" svg:x="3.854cm" svg:y="5.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5" draw:layer="layout" svg:width="3.99cm" svg:height="1.504cm" svg:x="15.2cm" svg:y="14.29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5" draw:layer="layout" svg:width="9.799cm" svg:height="3.599cm" svg:x="-0.1cm" svg:y="16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9" draw:text-style-name="P5" draw:layer="layout" svg:width="4.018cm" svg:height="1.674cm" svg:x="14.7cm" svg:y="5.22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9" draw:text-style-name="P5" draw:layer="layout" svg:width="7.188cm" svg:height="5.137cm" svg:x="17.2cm" svg:y="8.0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g>
          <draw:g>
            <draw:path draw:style-name="gr11" draw:text-style-name="P6" draw:layer="layout" svg:width="0.734cm" svg:height="1.699cm" svg:x="17.895cm" svg:y="1cm" svg:viewBox="0 0 735 1700" svg:d="M94 1099c-68 360-225 521 128 601 352 0 513-319 513-881 0-360-167-584-513-800-256-161-68 759-128 1080z">
              <text:p/>
            </draw:path>
            <draw:line draw:style-name="gr6" draw:text-style-name="P3" draw:layer="layout" svg:x1="17.843cm" svg:y1="1.974cm" svg:x2="18.93cm" svg:y2="1cm">
              <text:p/>
            </draw:line>
            <draw:line draw:style-name="gr6" draw:text-style-name="P3" draw:layer="layout" svg:x1="17.836cm" svg:y1="1.98cm" svg:x2="17.794cm" svg:y2="0.804cm">
              <text:p/>
            </draw:line>
            <draw:frame draw:style-name="gr9" draw:text-style-name="P5" draw:layer="layout" svg:width="0.585cm" svg:height="0.559cm" svg:x="18.83cm" svg:y="0.9cm">
              <draw:object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  <draw:frame draw:style-name="gr9" draw:text-style-name="P5" draw:layer="layout" svg:width="0.585cm" svg:height="0.559cm" svg:x="17.2cm" svg:y="0.414cm">
              <draw:object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draw:g>
          <draw:custom-shape draw:style-name="gr24" draw:text-style-name="P3" draw:layer="layout" svg:width="6.138cm" svg:height="2.045cm" svg:x="13.625cm" svg:y="1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6.625cm" svg:y1="3cm" svg:x2="22.125cm" svg:y2="3cm">
            <text:p/>
          </draw:line>
          <draw:line draw:style-name="gr7" draw:text-style-name="P3" draw:layer="layout" svg:x1="16.625cm" svg:y1="3cm" svg:x2="19.625cm" svg:y2="5.4cm">
            <text:p/>
          </draw:line>
          <draw:path draw:style-name="gr8" draw:text-style-name="P3" draw:layer="layout" svg:width="2.599cm" svg:height="2.099cm" draw:transform="rotate (-3.14159265358979) translate (21.825cm 5.0998838268989cm)" svg:viewBox="0 0 2600 2100" svg:d="M2600 0c-368 124-652 235-952 372-1132 517-1648 1023-1648 1620 0 38 2 70 7 108">
            <text:p/>
          </draw:path>
          <draw:frame draw:style-name="gr9" draw:text-style-name="P5" draw:layer="layout" svg:width="2.54cm" svg:height="1.15cm" svg:x="20.06cm" svg:y="4.4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g>
            <draw:path draw:style-name="gr11" draw:text-style-name="P6" draw:layer="layout" svg:width="1.116cm" svg:height="2.069cm" svg:x="19.787cm" svg:y="1.83cm" svg:viewBox="0 0 1117 2070" svg:d="M143 1339c-104 437-342 633 195 731 536 0 779-389 779-1072 0-439-253-712-779-975-390-195-103 924-195 1316z">
              <text:p/>
            </draw:path>
            <draw:line draw:style-name="gr6" draw:text-style-name="P3" draw:layer="layout" svg:x1="19.735cm" svg:y1="2.974cm" svg:x2="21.295cm" svg:y2="2.974cm">
              <text:p/>
            </draw:line>
            <draw:line draw:style-name="gr6" draw:text-style-name="P3" draw:layer="layout" svg:x1="19.728cm" svg:y1="2.98cm" svg:x2="19.686cm" svg:y2="1.804cm">
              <text:p/>
            </draw:line>
            <draw:frame draw:style-name="gr9" draw:text-style-name="P5" draw:layer="layout" svg:width="0.585cm" svg:height="0.559cm" svg:x="20.93cm" svg:y="2.914cm">
              <draw:object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  <draw:frame draw:style-name="gr9" draw:text-style-name="P5" draw:layer="layout" svg:width="0.585cm" svg:height="0.559cm" svg:x="19.092cm" svg:y="1.414cm">
              <draw:object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</draw:g>
          <draw:g>
            <draw:path draw:style-name="gr11" draw:text-style-name="P6" draw:layer="layout" svg:width="0.594cm" svg:height="1.399cm" draw:transform="rotate (0.333881485906515) translate (12.915110545983cm 2.6520228662471cm)" svg:viewBox="0 0 595 1400" svg:d="M519 905c55 296 181 429-104 495-285 0-415-263-415-725 0-297 135-482 415-660 208-132 55 626 104 890z">
              <text:p/>
            </draw:path>
            <draw:line draw:style-name="gr6" draw:text-style-name="P3" draw:layer="layout" svg:x1="13.635cm" svg:y1="2.974cm" svg:x2="12.492cm" svg:y2="3cm">
              <text:p/>
            </draw:line>
            <draw:line draw:style-name="gr6" draw:text-style-name="P3" draw:layer="layout" svg:x1="13.628cm" svg:y1="2.98cm" svg:x2="13.586cm" svg:y2="1.804cm">
              <text:p/>
            </draw:line>
            <draw:frame draw:style-name="gr9" draw:text-style-name="P5" draw:layer="layout" svg:width="0.585cm" svg:height="0.559cm" svg:x="12.1cm" svg:y="3.041cm">
              <draw:object xlink:href="./Object 42" xlink:type="simple" xlink:show="embed" xlink:actuate="onLoad">
                <loext:p/>
              </draw:object>
              <draw:image xlink:href="./ObjectReplacements/Object 42" xlink:type="simple" xlink:show="embed" xlink:actuate="onLoad"/>
            </draw:frame>
            <draw:frame draw:style-name="gr9" draw:text-style-name="P5" draw:layer="layout" svg:width="0.585cm" svg:height="0.559cm" svg:x="12.992cm" svg:y="1.414cm">
              <draw:object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draw:g>
          <draw:g>
            <draw:path draw:style-name="gr11" draw:text-style-name="P6" draw:layer="layout" svg:width="0.694cm" svg:height="1.185cm" draw:transform="rotate (0.439473905652172) translate (14.872794374173cm 3.70399394642067cm)" svg:viewBox="0 0 695 1186" svg:d="M606 767c64 251 212 363-121 419-333 0-485-223-485-614 0-252 158-408 485-559 242-112 64 530 121 754z">
              <text:p/>
            </draw:path>
            <draw:line draw:style-name="gr6" draw:text-style-name="P3" draw:layer="layout" svg:x1="15.735cm" svg:y1="3.96cm" svg:x2="14.692cm" svg:y2="4.9cm">
              <text:p/>
            </draw:line>
            <draw:line draw:style-name="gr6" draw:text-style-name="P3" draw:layer="layout" svg:x1="15.728cm" svg:y1="3.966cm" svg:x2="15.686cm" svg:y2="2.79cm">
              <text:p/>
            </draw:line>
            <draw:frame draw:style-name="gr9" draw:text-style-name="P5" draw:layer="layout" svg:width="0.585cm" svg:height="0.559cm" svg:x="14.915cm" svg:y="4.8cm">
              <draw:object xlink:href="./Object 44" xlink:type="simple" xlink:show="embed" xlink:actuate="onLoad">
                <loext:p/>
              </draw:object>
              <draw:image xlink:href="./ObjectReplacements/Object 44" xlink:type="simple" xlink:show="embed" xlink:actuate="onLoad"/>
            </draw:frame>
            <draw:frame draw:style-name="gr9" draw:text-style-name="P5" draw:layer="layout" svg:width="0.585cm" svg:height="0.559cm" svg:x="15.092cm" svg:y="2.4cm">
              <draw:object xlink:href="./Object 45" xlink:type="simple" xlink:show="embed" xlink:actuate="onLoad">
                <loext:p/>
              </draw:object>
              <draw:image xlink:href="./ObjectReplacements/Object 45" xlink:type="simple" xlink:show="embed" xlink:actuate="onLoad"/>
            </draw:frame>
          </draw:g>
        </draw:g>
        <draw:g>
          <draw:path draw:style-name="gr14" draw:text-style-name="P7" draw:layer="layout" svg:width="8.033cm" svg:height="4.721cm" draw:transform="rotate (-0.156381500978692) translate (25.7330928920685cm 7.33803091458599cm)" svg:viewBox="0 0 8034 4722" svg:d="M3134 222c1500 1100 4800 100 4800 2100s-1960 2400-3700 2400-3400-500-4100-1400 1500-4200 3000-3100zM1834 576zM8034 2622z">
            <text:p/>
          </draw:path>
          <draw:path draw:style-name="gr15" draw:text-style-name="P8" draw:layer="layout" svg:width="6.969cm" svg:height="3.008cm" draw:transform="rotate (-0.156381500978692) translate (26.6348863041029cm 8.06327005428773cm)" svg:viewBox="0 0 6970 3009" svg:d="M2830 1846c1100 900 1800 0 2300 500s-600 800-1600 600-2700 400-3400-500 1600-1500 2700-600zM831 0zM6970 2046z">
            <text:p/>
          </draw:path>
          <draw:g>
            <draw:path draw:style-name="gr11" draw:text-style-name="P6" draw:layer="layout" svg:width="0.724cm" svg:height="2.219cm" draw:transform="rotate (0.174707458124632) translate (29.866368412118cm 8.78982832476302cm)" svg:viewBox="0 0 725 2220" svg:d="M93 1436c-67 469-222 680 126 784 348 0 506-416 506-1150 0-471-164-763-506-1046-253-209-67 992-126 1412z">
              <text:p/>
            </draw:path>
          </draw:g>
          <draw:g>
            <draw:path draw:style-name="gr11" draw:text-style-name="P6" draw:layer="layout" svg:width="1.116cm" svg:height="2.069cm" draw:transform="rotate (-0.757821961215938) translate (32.8039354031404cm 10.0512330539821cm)" svg:viewBox="0 0 1117 2070" svg:d="M143 1339c-104 437-342 633 195 731 536 0 779-389 779-1072 0-439-253-712-779-975-390-195-103 924-195 1316z">
              <text:p/>
            </draw:path>
          </draw:g>
          <draw:g>
            <draw:path draw:style-name="gr11" draw:text-style-name="P6" draw:layer="layout" svg:width="0.878cm" svg:height="1.584cm" draw:transform="skewX (-0.197920337176157) rotate (-0.237364778271229) translate (25.537083941655cm 8.89268039359488cm)" svg:viewBox="0 0 879 1585" svg:d="M767 1025c81 335 268 486-154 560-421 0-613-297-613-821 0-336 199-545 614-747 306-149 80 709 153 1008z">
              <text:p/>
            </draw:path>
          </draw:g>
          <draw:line draw:style-name="gr6" draw:text-style-name="P3" draw:layer="layout" svg:x1="28.966cm" svg:y1="10.806cm" svg:x2="32.455cm" svg:y2="13.077cm">
            <text:p/>
          </draw:line>
          <draw:line draw:style-name="gr6" draw:text-style-name="P3" draw:layer="layout" svg:x1="28.956cm" svg:y1="10.791cm" svg:x2="33.131cm" svg:y2="9.438cm">
            <text:p/>
          </draw:line>
          <draw:line draw:style-name="gr6" draw:text-style-name="P3" draw:layer="layout" svg:x1="28.956cm" svg:y1="10.791cm" svg:x2="29.002cm" svg:y2="7.369cm">
            <text:p/>
          </draw:line>
          <draw:frame draw:style-name="gr9" draw:text-style-name="P5" draw:layer="layout" svg:width="1.205cm" svg:height="1.147cm" draw:transform="rotate (-0.156381500978692) translate (32.455cm 12.773cm)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style-name="gr9" draw:text-style-name="P5" draw:layer="layout" svg:width="1.215cm" svg:height="1.147cm" draw:transform="rotate (-0.156381500978692) translate (28.903cm 6.521cm)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style-name="gr9" draw:text-style-name="P5" draw:layer="layout" svg:width="1.204cm" svg:height="1.147cm" draw:transform="rotate (-0.156381500978692) translate (33.144cm 8.708cm)">
            <draw:object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path draw:style-name="gr16" draw:text-style-name="P3" draw:layer="layout" svg:width="6.157cm" svg:height="3.044cm" draw:transform="rotate (-0.156381500978692) translate (26.1219135282423cm 8.69163974502491cm)" svg:viewBox="0 0 6158 3045" svg:d="M3239 345c1500 1100 2857-80 2857 500s483 2200-1257 2200-3400-200-4100-1100 1000-2700 2500-1600zM0 99zM6139 2145z">
            <text:p/>
          </draw:path>
          <draw:g>
            <draw:path draw:style-name="gr17" draw:text-style-name="P6" draw:layer="layout" svg:width="0.694cm" svg:height="1.185cm" draw:transform="rotate (-0.200887396904547) translate (27.7860788602836cm 11.140293203251cm)" svg:viewBox="0 0 695 1186" svg:d="M606 767c64 251 212 363-121 419-333 0-485-223-485-614 0-252 158-408 485-559 242-112 64 530 121 754z">
              <text:p/>
            </draw:path>
          </draw:g>
        </draw:g>
        <draw:frame draw:style-name="gr9" draw:text-style-name="P5" draw:layer="layout" svg:width="1.496cm" svg:height="0.932cm" svg:x="30.2cm" svg:y="6.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onnector draw:style-name="gr27" draw:text-style-name="P3" draw:layer="layout" draw:type="curve" svg:x1="11.2cm" svg:y1="17.3cm" svg:x2="6.175cm" svg:y2="11.229cm" draw:start-shape="id7" draw:end-shape="id8" draw:end-glue-point="9" svg:d="M11200 17300c-2998 0-486-6071-5025-6071" svg:viewBox="0 0 5026 6072">
          <text:p/>
        </draw:connector>
        <draw:connector draw:style-name="gr27" draw:text-style-name="P3" draw:layer="layout" draw:type="lines" svg:x1="17.15cm" svg:y1="13.8cm" svg:x2="17.2cm" svg:y2="7.3cm" draw:start-shape="id7" draw:start-glue-point="4" draw:end-shape="id9" svg:d="M17150 13800v-541l50-5417v-542" svg:viewBox="0 0 51 6501">
          <text:p/>
        </draw:connector>
        <draw:connector draw:style-name="gr27" draw:text-style-name="P3" draw:layer="layout" draw:type="curve" svg:x1="23.5cm" svg:y1="3.8cm" svg:x2="29.85cm" svg:y2="6.1cm" draw:start-shape="id9" draw:start-glue-point="10" draw:end-shape="id10" draw:end-glue-point="4" svg:d="M23500 3800c4234 0 6350 766 6350 2300" svg:viewBox="0 0 6351 2301">
          <text:p/>
        </draw:connector>
        <draw:connector draw:style-name="gr27" draw:text-style-name="P3" draw:layer="layout" draw:type="curve" svg:x1="23.1cm" svg:y1="17.3cm" svg:x2="29.85cm" svg:y2="14.6cm" draw:start-shape="id7" draw:start-glue-point="10" draw:end-shape="id10" draw:end-glue-point="8" svg:d="M23100 17300c4500 0 6750-900 6750-2700" svg:viewBox="0 0 6751 2701">
          <text:p/>
        </draw:connector>
        <draw:frame draw:style-name="gr9" draw:text-style-name="P5" draw:layer="layout" svg:width="4.465cm" svg:height="1.42cm" svg:x="28.1cm" svg:y="16.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9" draw:text-style-name="P5" draw:layer="layout" svg:width="1.197cm" svg:height="1.338cm" svg:x="26.703cm" svg:y="2.7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connector draw:style-name="gr27" draw:text-style-name="P3" draw:layer="layout" draw:type="line" svg:x1="10.9cm" svg:y1="3.8cm" svg:x2="6.175cm" svg:y2="5.571cm" draw:start-shape="id9" draw:start-glue-point="6" draw:end-shape="id8" draw:end-glue-point="11" svg:d="M10900 3800l-4725 1771" svg:viewBox="0 0 4726 1772">
          <text:p/>
        </draw:connector>
        <draw:frame draw:style-name="gr9" draw:text-style-name="P5" draw:layer="layout" svg:width="1.667cm" svg:height="1.073cm" svg:x="7.533cm" svg:y="3.427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8" draw:text-style-name="P9" draw:layer="layout" svg:width="8.054cm" svg:height="0.962cm" svg:x="21.2cm" svg:y="19.938cm">
          <draw:text-box>
            <text:p>Computational coordinates</text:p>
          </draw:text-box>
        </draw:frame>
        <draw:frame draw:style-name="gr29" draw:text-style-name="P9" draw:layer="layout" svg:width="6.217cm" svg:height="0.962cm" svg:x="0.089cm" svg:y="3.338cm">
          <draw:text-box>
            <text:p>Poloidal coordinates</text:p>
          </draw:text-box>
        </draw:frame>
        <draw:frame draw:style-name="gr30" draw:text-style-name="P9" draw:layer="layout" svg:width="7.453cm" svg:height="0.962cm" svg:x="21.242cm" svg:y="0.038cm">
          <draw:text-box>
            <text:p>Straight axis coordinates</text:p>
          </draw:text-box>
        </draw:frame>
        <draw:frame draw:style-name="gr31" draw:text-style-name="P9" draw:layer="layout" svg:width="4.1cm" svg:height="2.384cm" svg:x="31.3cm" svg:y="4.6cm">
          <draw:text-box>
            <text:p>Physical coordinat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3T11:34:14.876973663</meta:creation-date>
    <dc:date>2025-03-11T17:13:16.051998618</dc:date>
    <meta:editing-duration>P6DT54M7S</meta:editing-duration>
    <meta:editing-cycles>14</meta:editing-cycles>
    <meta:generator>LibreOffice/7.3.7.2$Linux_X86_64 LibreOffice_project/30$Build-2</meta:generator>
    <meta:document-statistic meta:object-count="165"/>
  </office:meta>
</office:document-meta>
</file>

<file path=Object 1/content.xml><?xml version="1.0" encoding="utf-8"?>
<math xmlns="http://www.w3.org/1998/Math/MathML" display="block">
  <semantics>
    <mi>ϑ</mi>
    <annotation encoding="StarMath 5.0">%vartheta</annotation>
  </semantics>
</math>
</file>

<file path=Object 10/content.xml><?xml version="1.0" encoding="utf-8"?>
<math xmlns="http://www.w3.org/1998/Math/MathML" display="block">
  <semantics>
    <msup>
      <mi>q</mi>
      <mn>1</mn>
    </msup>
    <annotation encoding="StarMath 5.0">q^1</annotation>
  </semantics>
</math>
</file>

<file path=Object 11/content.xml><?xml version="1.0" encoding="utf-8"?>
<math xmlns="http://www.w3.org/1998/Math/MathML" display="block">
  <semantics>
    <mover accent="true">
      <mi>X</mi>
      <mo stretchy="false">~</mo>
    </mover>
    <annotation encoding="StarMath 5.0">tilde X</annotation>
  </semantics>
</math>
</file>

<file path=Object 12/content.xml><?xml version="1.0" encoding="utf-8"?>
<math xmlns="http://www.w3.org/1998/Math/MathML" display="block">
  <semantics>
    <msup>
      <mi>q</mi>
      <mn>2</mn>
    </msup>
    <annotation encoding="StarMath 5.0">q^2</annotation>
  </semantics>
</math>
</file>

<file path=Object 13/content.xml><?xml version="1.0" encoding="utf-8"?>
<math xmlns="http://www.w3.org/1998/Math/MathML" display="block">
  <semantics>
    <mrow>
      <msup>
        <mi>q</mi>
        <mn>3</mn>
      </msup>
      <mo stretchy="false">=</mo>
      <mi>ζ</mi>
    </mrow>
    <annotation encoding="StarMath 5.0">q^3 = %zeta</annotation>
  </semantics>
</math>
</file>

<file path=Object 14/content.xml><?xml version="1.0" encoding="utf-8"?>
<math xmlns="http://www.w3.org/1998/Math/MathML" display="block">
  <semantics>
    <msup>
      <mi>q</mi>
      <mn>1</mn>
    </msup>
    <annotation encoding="StarMath 5.0">q^1</annotation>
  </semantics>
</math>
</file>

<file path=Object 15/content.xml><?xml version="1.0" encoding="utf-8"?>
<math xmlns="http://www.w3.org/1998/Math/MathML" display="block">
  <semantics>
    <msup>
      <mi>q</mi>
      <mn>2</mn>
    </msup>
    <annotation encoding="StarMath 5.0">q^2</annotation>
  </semantics>
</math>
</file>

<file path=Object 16/content.xml><?xml version="1.0" encoding="utf-8"?>
<math xmlns="http://www.w3.org/1998/Math/MathML" display="block">
  <semantics>
    <msup>
      <mi>q</mi>
      <mn>1</mn>
    </msup>
    <annotation encoding="StarMath 5.0">q^1</annotation>
  </semantics>
</math>
</file>

<file path=Object 17/content.xml><?xml version="1.0" encoding="utf-8"?>
<math xmlns="http://www.w3.org/1998/Math/MathML" display="block">
  <semantics>
    <msup>
      <mi>q</mi>
      <mn>2</mn>
    </msup>
    <annotation encoding="StarMath 5.0">q^2</annotation>
  </semantics>
</math>
</file>

<file path=Object 18/content.xml><?xml version="1.0" encoding="utf-8"?>
<math xmlns="http://www.w3.org/1998/Math/MathML" display="block">
  <semantics>
    <msup>
      <mi>q</mi>
      <mn>1</mn>
    </msup>
    <annotation encoding="StarMath 5.0">q^1</annotation>
  </semantics>
</math>
</file>

<file path=Object 19/content.xml><?xml version="1.0" encoding="utf-8"?>
<math xmlns="http://www.w3.org/1998/Math/MathML" display="block">
  <semantics>
    <msup>
      <mi>q</mi>
      <mn>2</mn>
    </msup>
    <annotation encoding="StarMath 5.0">q^2</annotation>
  </semantics>
</math>
</file>

<file path=Object 2/content.xml><?xml version="1.0" encoding="utf-8"?>
<math xmlns="http://www.w3.org/1998/Math/MathML" display="block">
  <semantics>
    <mi>ζ</mi>
    <annotation encoding="StarMath 5.0">%zeta</annotation>
  </semantics>
</math>
</file>

<file path=Object 2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1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ϑ</mi>
    <annotation encoding="StarMath 5.0">%vartheta</annotation>
  </semantics>
</math>
</file>

<file path=Object 28/content.xml><?xml version="1.0" encoding="utf-8"?>
<math xmlns="http://www.w3.org/1998/Math/MathML" display="block">
  <semantics>
    <mi>ζ</mi>
    <annotation encoding="StarMath 5.0">%zeta</annotation>
  </semantics>
</math>
</file>

<file path=Object 29/content.xml><?xml version="1.0" encoding="utf-8"?>
<math xmlns="http://www.w3.org/1998/Math/MathML" display="block">
  <semantics>
    <mi>ρ</mi>
    <annotation encoding="StarMath 5.0">%rho</annotation>
  </semantics>
</math>
</file>

<file path=Object 3/content.xml><?xml version="1.0" encoding="utf-8"?>
<math xmlns="http://www.w3.org/1998/Math/MathML" display="block">
  <semantics>
    <mi>ρ</mi>
    <annotation encoding="StarMath 5.0">%rho</annotation>
  </semantics>
</math>
</file>

<file path=Object 30/content.xml><?xml version="1.0" encoding="utf-8"?>
<math xmlns="http://www.w3.org/1998/Math/MathML" display="block">
  <semantics>
    <msup>
      <mi>q</mi>
      <mn>1</mn>
    </msup>
    <annotation encoding="StarMath 5.0">q^1</annotation>
  </semantics>
</math>
</file>

<file path=Object 31/content.xml><?xml version="1.0" encoding="utf-8"?>
<math xmlns="http://www.w3.org/1998/Math/MathML" display="block">
  <semantics>
    <msup>
      <mi>q</mi>
      <mn>2</mn>
    </msup>
    <annotation encoding="StarMath 5.0">q^2</annotation>
  </semantics>
</math>
</file>

<file path=Object 32/content.xml><?xml version="1.0" encoding="utf-8"?>
<math xmlns="http://www.w3.org/1998/Math/MathML" display="block">
  <semantics>
    <msub>
      <mi mathvariant="normal">Ω</mi>
      <mi>p</mi>
    </msub>
    <annotation encoding="StarMath 5.0">%OMEGA_p</annotation>
  </semantics>
</math>
</file>

<file path=Object 33/content.xml><?xml version="1.0" encoding="utf-8"?>
<math xmlns="http://www.w3.org/1998/Math/MathML" display="block">
  <semantics>
    <mrow>
      <msup>
        <mi>D</mi>
        <mn>2</mn>
      </msup>
      <mo stretchy="false">×</mo>
      <msup>
        <mi>S</mi>
        <mn>1</mn>
      </msup>
    </mrow>
    <annotation encoding="StarMath 5.0">D^2  times  S^1</annotation>
  </semantics>
</math>
</file>

<file path=Object 34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sup>
                  <mi>q</mi>
                  <mn>1</mn>
                </msup>
              </mtd>
            </mtr>
            <mtr>
              <mtd>
                <msup>
                  <mi>q</mi>
                  <mn>2</mn>
                </msup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row>
                  <msup>
                    <mi>X</mi>
                    <mn>1</mn>
                  </msup>
                  <mrow>
                    <mo fence="true" form="prefix" stretchy="false">(</mo>
                    <mrow>
                      <mrow>
                        <mi>ρ</mi>
                        <mi>,</mi>
                        <mi>ϑ</mi>
                        <mi>,</mi>
                        <mi>ζ</mi>
                      </mrow>
                    </mrow>
                    <mo fence="true" form="postfix" stretchy="false">)</mo>
                  </mrow>
                </mrow>
              </mtd>
            </mtr>
            <mtr>
              <mtd>
                <mrow>
                  <msup>
                    <mi>X</mi>
                    <mn>2</mn>
                  </msup>
                  <mrow>
                    <mo fence="true" form="prefix" stretchy="false">(</mo>
                    <mrow>
                      <mrow>
                        <mi>ρ</mi>
                        <mi>,</mi>
                        <mi>ϑ</mi>
                        <mi>,</mi>
                        <mi>ζ</mi>
                      </mrow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true">)</mo>
      </mrow>
    </mrow>
    <annotation encoding="StarMath 5.0">left ( binom{q^1}{q^2} right) = left ( binom{X^1(%rho,%vartheta, %zeta)}{X^2(%rho,%vartheta, %zeta)}  right ) </annotation>
  </semantics>
</math>
</file>

<file path=Object 35/content.xml><?xml version="1.0" encoding="utf-8"?>
<math xmlns="http://www.w3.org/1998/Math/MathML" display="block">
  <semantics>
    <mrow>
      <msub>
        <mi mathvariant="normal">Ω</mi>
        <mi>p</mi>
      </msub>
      <mo stretchy="false">×</mo>
      <msup>
        <mi>S</mi>
        <mn>1</mn>
      </msup>
    </mrow>
    <annotation encoding="StarMath 5.0">%OMEGA_p times S^1</annotation>
  </semantics>
</math>
</file>

<file path=Object 36/content.xml><?xml version="1.0" encoding="utf-8"?>
<math xmlns="http://www.w3.org/1998/Math/MathML" display="block">
  <semantics>
    <mrow>
      <mover accent="true">
        <mi>X</mi>
        <mo stretchy="false">~</mo>
      </mover>
      <mi mathvariant="normal">:</mi>
      <mrow>
        <mrow>
          <mo fence="true" stretchy="true">(</mo>
          <mrow>
            <mtable>
              <mtr>
                <mtd>
                  <msup>
                    <mi>q</mi>
                    <mn>1</mn>
                  </msup>
                </mtd>
              </mtr>
              <mtr>
                <mtd>
                  <msup>
                    <mi>q</mi>
                    <mn>2</mn>
                  </msup>
                </mtd>
              </mtr>
              <mtr>
                <mtd>
                  <msup>
                    <mi>q</mi>
                    <mn>3</mn>
                  </msup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p>
                    <mi>X</mi>
                    <mn>1</mn>
                  </msup>
                </mtd>
              </mtr>
              <mtr>
                <mtd>
                  <msup>
                    <mi>X</mi>
                    <mn>2</mn>
                  </msup>
                </mtd>
              </mtr>
              <mtr>
                <mtd>
                  <mi>ζ</mi>
                </mtd>
              </mtr>
            </mtable>
          </mrow>
          <mo fence="true" stretchy="true">)</mo>
        </mrow>
      </mrow>
    </mrow>
    <annotation encoding="StarMath 5.0">tilde X : left( stack{q^1 # q^2 # q^3 } right) =  left ( stack{X^1 # X^2 # %zeta} right)</annotation>
  </semantics>
</math>
</file>

<file path=Object 37/content.xml><?xml version="1.0" encoding="utf-8"?>
<math xmlns="http://www.w3.org/1998/Math/MathML" display="block">
  <semantics>
    <msup>
      <mi>q</mi>
      <mn>1</mn>
    </msup>
    <annotation encoding="StarMath 5.0">q^1</annotation>
  </semantics>
</math>
</file>

<file path=Object 38/content.xml><?xml version="1.0" encoding="utf-8"?>
<math xmlns="http://www.w3.org/1998/Math/MathML" display="block">
  <semantics>
    <msup>
      <mi>q</mi>
      <mn>2</mn>
    </msup>
    <annotation encoding="StarMath 5.0">q^2</annotation>
  </semantics>
</math>
</file>

<file path=Object 39/content.xml><?xml version="1.0" encoding="utf-8"?>
<math xmlns="http://www.w3.org/1998/Math/MathML" display="block">
  <semantics>
    <mrow>
      <msup>
        <mi>q</mi>
        <mn>3</mn>
      </msup>
      <mo stretchy="false">=</mo>
      <mi mathvariant="normal">ζ</mi>
    </mrow>
    <annotation encoding="StarMath 5.0">q^3 = %zeta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i>h</mi>
      </mrow>
      <mo stretchy="false">∘</mo>
      <mover accent="true">
        <mi>X</mi>
        <mo stretchy="false">~</mo>
      </mover>
    </mrow>
    <annotation encoding="StarMath 5.0">f = h circ tilde X</annotation>
  </semantics>
</math>
</file>

<file path=Object 40/content.xml><?xml version="1.0" encoding="utf-8"?>
<math xmlns="http://www.w3.org/1998/Math/MathML" display="block">
  <semantics>
    <msup>
      <mi>q</mi>
      <mn>1</mn>
    </msup>
    <annotation encoding="StarMath 5.0">q^1</annotation>
  </semantics>
</math>
</file>

<file path=Object 41/content.xml><?xml version="1.0" encoding="utf-8"?>
<math xmlns="http://www.w3.org/1998/Math/MathML" display="block">
  <semantics>
    <msup>
      <mi>q</mi>
      <mn>2</mn>
    </msup>
    <annotation encoding="StarMath 5.0">q^2</annotation>
  </semantics>
</math>
</file>

<file path=Object 42/content.xml><?xml version="1.0" encoding="utf-8"?>
<math xmlns="http://www.w3.org/1998/Math/MathML" display="block">
  <semantics>
    <msup>
      <mi>q</mi>
      <mn>1</mn>
    </msup>
    <annotation encoding="StarMath 5.0">q^1</annotation>
  </semantics>
</math>
</file>

<file path=Object 43/content.xml><?xml version="1.0" encoding="utf-8"?>
<math xmlns="http://www.w3.org/1998/Math/MathML" display="block">
  <semantics>
    <msup>
      <mi>q</mi>
      <mn>2</mn>
    </msup>
    <annotation encoding="StarMath 5.0">q^2</annotation>
  </semantics>
</math>
</file>

<file path=Object 44/content.xml><?xml version="1.0" encoding="utf-8"?>
<math xmlns="http://www.w3.org/1998/Math/MathML" display="block">
  <semantics>
    <msup>
      <mi>q</mi>
      <mn>1</mn>
    </msup>
    <annotation encoding="StarMath 5.0">q^1</annotation>
  </semantics>
</math>
</file>

<file path=Object 45/content.xml><?xml version="1.0" encoding="utf-8"?>
<math xmlns="http://www.w3.org/1998/Math/MathML" display="block">
  <semantics>
    <msup>
      <mi>q</mi>
      <mn>2</mn>
    </msup>
    <annotation encoding="StarMath 5.0">q^2</annotation>
  </semantics>
</math>
</file>

<file path=Object 46/content.xml><?xml version="1.0" encoding="utf-8"?>
<math xmlns="http://www.w3.org/1998/Math/MathML" display="block">
  <semantics>
    <msup>
      <mi>x</mi>
      <mn>1</mn>
    </msup>
    <annotation encoding="StarMath 5.0">x^1</annotation>
  </semantics>
</math>
</file>

<file path=Object 47/content.xml><?xml version="1.0" encoding="utf-8"?>
<math xmlns="http://www.w3.org/1998/Math/MathML" display="block">
  <semantics>
    <msup>
      <mi>x</mi>
      <mn>3</mn>
    </msup>
    <annotation encoding="StarMath 5.0">x^3</annotation>
  </semantics>
</math>
</file>

<file path=Object 48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49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row>
      <mrow>
        <mi>f</mi>
        <mo stretchy="false">=</mo>
        <mi>h</mi>
      </mrow>
      <mo stretchy="false">∘</mo>
      <mover accent="true">
        <mi>X</mi>
        <mo stretchy="false">~</mo>
      </mover>
    </mrow>
    <annotation encoding="StarMath 5.0">f = h circ tilde X</annotation>
  </semantics>
</math>
</file>

<file path=Object 51/content.xml><?xml version="1.0" encoding="utf-8"?>
<math xmlns="http://www.w3.org/1998/Math/MathML" display="block">
  <semantics>
    <mi>h</mi>
    <annotation encoding="StarMath 5.0">h</annotation>
  </semantics>
</math>
</file>

<file path=Object 52/content.xml><?xml version="1.0" encoding="utf-8"?>
<math xmlns="http://www.w3.org/1998/Math/MathML" display="block">
  <semantics>
    <msub>
      <mi>π</mi>
      <mn>1</mn>
    </msub>
    <annotation encoding="StarMath 5.0">%pi_1</annotation>
  </semantics>
</math>
</file>

<file path=Object 6/content.xml><?xml version="1.0" encoding="utf-8"?>
<math xmlns="http://www.w3.org/1998/Math/MathML" display="block">
  <semantics>
    <mi>z</mi>
    <annotation encoding="StarMath 5.0">z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row>
      <msup>
        <mi>D</mi>
        <mn>2</mn>
      </msup>
      <mo stretchy="false">×</mo>
      <msup>
        <mi>S</mi>
        <mn>1</mn>
      </msup>
    </mrow>
    <annotation encoding="StarMath 5.0">D^2  times  S^1</annotation>
  </semantics>
</math>
</file>

<file path=Object 9/content.xml><?xml version="1.0" encoding="utf-8"?>
<math xmlns="http://www.w3.org/1998/Math/MathML" display="block">
  <semantics>
    <mrow>
      <msub>
        <mi mathvariant="normal">Ω</mi>
        <mi>p</mi>
      </msub>
      <mo stretchy="false">×</mo>
      <msup>
        <mi>S</mi>
        <mn>1</mn>
      </msup>
    </mrow>
    <annotation encoding="StarMath 5.0">%OMEGA_p times S^1</annotation>
  </semantics>
</math>
</file>